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800000021CC8870F14DFCBAA0.png" manifest:media-type="image/png"/>
  <manifest:file-entry manifest:full-path="Pictures/100002010000011000000023A9763852BC58D3B6.png" manifest:media-type="image/png"/>
  <manifest:file-entry manifest:full-path="Pictures/10000201000000F900000028588E0229819344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officeooo:paragraph-rsid="00182658" style:font-size-asian="14pt" style:font-size-complex="14pt"/>
    </style:style>
    <style:style style:name="P2" style:family="paragraph" style:parent-style-name="Text_20_body">
      <style:text-properties officeooo:paragraph-rsid="00182658"/>
    </style:style>
    <style:style style:name="P3" style:family="paragraph" style:parent-style-name="Text_20_body" style:list-style-name="L11">
      <style:text-properties officeooo:paragraph-rsid="00182658"/>
    </style:style>
    <style:style style:name="P4" style:family="paragraph" style:parent-style-name="Text_20_body" style:list-style-name="L2">
      <style:paragraph-properties fo:margin-top="0cm" fo:margin-bottom="0cm" loext:contextual-spacing="false"/>
      <style:text-properties officeooo:paragraph-rsid="00182658"/>
    </style:style>
    <style:style style:name="P5" style:family="paragraph" style:parent-style-name="Text_20_body" style:list-style-name="L6">
      <style:paragraph-properties fo:margin-top="0cm" fo:margin-bottom="0cm" loext:contextual-spacing="false"/>
      <style:text-properties officeooo:paragraph-rsid="00182658"/>
    </style:style>
    <style:style style:name="P6" style:family="paragraph" style:parent-style-name="Text_20_body" style:list-style-name="L9">
      <style:paragraph-properties fo:margin-top="0cm" fo:margin-bottom="0cm" loext:contextual-spacing="false"/>
      <style:text-properties officeooo:paragraph-rsid="0018265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82658"/>
    </style:style>
    <style:style style:name="P8" style:family="paragraph" style:parent-style-name="Text_20_body" style:list-style-name="L11">
      <style:paragraph-properties fo:margin-top="0cm" fo:margin-bottom="0cm" loext:contextual-spacing="false"/>
      <style:text-properties officeooo:paragraph-rsid="00182658"/>
    </style:style>
    <style:style style:name="T1" style:family="text">
      <style:text-properties officeooo:rsid="00186805"/>
    </style:style>
    <style:style style:name="T2" style:family="text">
      <style:text-properties officeooo:rsid="0018b148"/>
    </style:style>
    <style:style style:name="T3" style:family="text">
      <style:text-properties officeooo:rsid="0019408b"/>
    </style:style>
    <style:style style:name="T4" style:family="text">
      <style:text-properties officeooo:rsid="0019a2e9"/>
    </style:style>
    <style:style style:name="T5" style:family="text">
      <style:text-properties officeooo:rsid="001bafc6"/>
    </style:style>
    <style:style style:name="T6" style:family="text">
      <style:text-properties officeooo:rsid="001c5cba"/>
    </style:style>
    <style:style style:name="T7" style:family="text">
      <style:text-properties officeooo:rsid="001c8d34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Ejercicios <text:span text:style-name="T7">para entregar </text:span>de iniciación a la programación en Python</text:h>
      <text:p text:style-name="P2"><text:span text:style-name="Strong_20_Emphasis"/></text:p>
      <text:list xml:id="list586221502" text:style-name="L11">
        <text:list-item>
          <text:p text:style-name="P8">* Crea una lista de 5 animales y muéstrala.</text:p>
        </text:list-item>
        <text:list-item>
          <text:p text:style-name="P8">* Pedir peso <text:span text:style-name="T1">(en Kg) </text:span>y altura <text:span text:style-name="T1">(en m) </text:span>para calcular la masa corporal <text:span text:style-name="T1">mostrándolo con dos decimales</text:span>: mc = peso / altura^2. <text:span text:style-name="T1">Cuidado los datos a pedir son float.</text:span></text:p>
        </text:list-item>
        <text:list-item>
          <text:p text:style-name="P3">* Pedir un número en Celsius y convertir<text:span text:style-name="T2">lo y mostrarlo</text:span> a Fahrenheit: F = 1.8*C + 32. <text:span text:style-name="T2">Se mostrará de la siguiente forma. (Los grados celsius pedidos pueden ser con decimales)</text:span></text:p>
        </text:list-item>
        <text:list-item>
          <text:p text:style-name="P8"><draw:frame draw:style-name="fr1" draw:name="Imagen1" text:anchor-type="paragraph" svg:y="-0.071cm" svg:width="7.197cm" svg:height="0.926cm" draw:z-index="0"><draw:image xlink:href="Pictures/100002010000011000000023A9763852BC58D3B6.png" xlink:type="simple" xlink:show="embed" xlink:actuate="onLoad" loext:mime-type="image/x-vclgraphic"/></draw:frame>* Pedir un número <text:span text:style-name="T3">entero</text:span> por teclado y decir si es par o impar <text:span text:style-name="T6">(investiga sobre el resto)</text:span>. <text:span text:style-name="T3">Debe hacerlo de la siguiente forma</text:span></text:p>
        </text:list-item>
      </text:list>
      <text:p text:style-name="P7"><draw:frame draw:style-name="fr1" draw:name="Imagen2" text:anchor-type="paragraph" svg:y="0cm" svg:width="6.588cm" svg:height="1.058cm" draw:z-index="1"><draw:image xlink:href="Pictures/10000201000000F900000028588E02298193446F.png" xlink:type="simple" xlink:show="embed" xlink:actuate="onLoad" loext:mime-type="image/x-vclgraphic"/></draw:frame></text:p>
      <text:list xml:id="list204124488780501" text:continue-numbering="true" text:style-name="L11">
        <text:list-item>
          <text:p text:style-name="P8"><draw:frame draw:style-name="fr1" draw:name="Imagen3" text:anchor-type="paragraph" svg:y="1.284cm" svg:width="6.562cm" svg:height="0.873cm" draw:z-index="2"><draw:image xlink:href="Pictures/10000201000000F800000021CC8870F14DFCBAA0.png" xlink:type="simple" xlink:show="embed" xlink:actuate="onLoad" loext:mime-type="image/x-vclgraphic"/></draw:frame>* Pedir un número por pantalla y decir si está entre 10 y 15 o no. <text:span text:style-name="T4">El resultado debe imprimirse de una manera similar a la siguiente:</text:span></text:p>
        </text:list-item>
        <text:list-item>
          <text:p text:style-name="P8">* Imprimir los números impares desde el 1 al 25, ambos inclusive.</text:p>
        </text:list-item>
        <text:list-item>
          <text:p text:style-name="P8">* Calcula e imprime el producto de la serie 2x4x6x8x … x20. <text:span text:style-name="T5">Sólo quiero la impresión del producto final</text:span></text:p>
        </text:list-item>
        <text:list-item>
          <text:p text:style-name="P3">* Calcula e imprime la suma de la serie 50+48+46+ … +20.</text:p>
        </text:list-item>
        <text:list-item>
          <text:p text:style-name="P8">* Crea una función que reciba 2 números, devuelve el mayor e imprímelo.</text:p>
        </text:list-item>
        <text:list-item>
          <text:p text:style-name="P8">* Crea una función para calcular el IVA de un producto. Deberá recibir un precio y devolver el precio IVA incluido.</text:p>
        </text:list-item>
        <text:list-item>
          <text:p text:style-name="P8">* Crea una función que reciba un número, calcule su factorial, devuelva el resultado e impríme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9:28:08.597084755</meta:creation-date>
    <dc:date>2019-12-08T20:41:22.872238990</dc:date>
    <meta:editing-duration>PT52M12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1" meta:paragraph-count="12" meta:word-count="235" meta:character-count="1228" meta:non-whitespace-character-count="1016"/>
  </office:meta>
</office:document-meta>
</file>